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0pt" fo:font-weight="normal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paragraph-rsid="000b7cd1" fo:background-color="transparent" style:font-name-asian="Courier New" style:font-name-complex="Courier New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paragraph-rsid="000d7cd7" fo:background-color="transparent" style:font-name-asian="Courier New" style:font-name-complex="Courier New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0af5b5" officeooo:paragraph-rsid="000af5b5" fo:background-color="transparent" style:font-name-asian="Courier New" style:font-name-complex="Courier New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0ca59c" officeooo:paragraph-rsid="000ca59c" fo:background-color="transparent" style:font-name-asian="Courier New" style:font-name-complex="Courier New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177b35" officeooo:paragraph-rsid="00177b35" fo:background-color="transparent" style:font-name-asian="Courier New" style:font-name-complex="Courier New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1b64ea" officeooo:paragraph-rsid="001b64ea" fo:background-color="transparent" style:font-name-asian="Courier New" style:font-name-complex="Courier New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officeooo:rsid="001ddded" officeooo:paragraph-rsid="001ddded" fo:background-color="transparent" style:font-name-asian="Courier New" style:font-name-complex="Courier New"/>
    </style:style>
    <style:style style:name="T1" style:family="text">
      <style:text-properties style:use-window-font-color="true" style:font-name="Courier New" fo:font-size="10pt" fo:font-weight="normal" fo:background-color="transparent" loext:char-shading-value="0" style:font-name-asian="Courier New" style:font-name-complex="Courier New"/>
    </style:style>
    <style:style style:name="T2" style:family="text">
      <style:text-properties style:use-window-font-color="true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  <style:style style:name="T3" style:family="text">
      <style:text-properties fo:color="#00b050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  <style:style style:name="T4" style:family="text">
      <style:text-properties fo:color="#ff0000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  <style:style style:name="T5" style:family="text">
      <style:text-properties fo:color="#646b86" style:font-name="Courier New" fo:font-size="10pt" fo:font-weight="normal" fo:background-color="transparent" loext:char-shading-value="0" style:font-name-asian="Courier New" style:font-name-complex="Courier New"/>
    </style:style>
    <style:style style:name="T6" style:family="text">
      <style:text-properties fo:color="#ffff00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  <style:style style:name="T7" style:family="text">
      <style:text-properties officeooo:rsid="000b44d7"/>
    </style:style>
    <style:style style:name="T8" style:family="text">
      <style:text-properties officeooo:rsid="00119ae5"/>
    </style:style>
    <style:style style:name="T9" style:family="text">
      <style:text-properties officeooo:rsid="00197e6f"/>
    </style:style>
    <style:style style:name="T10" style:family="text">
      <style:text-properties officeooo:rsid="001ddded"/>
    </style:style>
    <style:style style:name="T11" style:family="text">
      <style:text-properties fo:color="#ffcc00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  <style:style style:name="T12" style:family="text">
      <style:text-properties fo:color="#ff9900" style:font-name="Courier New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èle Relationnel / logique en ligne par ligne :</text:p>
      <text:p text:style-name="P2"/>
      <text:p text:style-name="P2">Tables :</text:p>
      <text:p text:style-name="P2"/>
      <text:p text:style-name="P1"><text:span text:style-name="T1">ARTISTE( </text:span><text:span text:style-name="T2">NOM_ARTISTE </text:span><text:span text:style-name="T1">, NOM , PRENOM )</text:span></text:p>
      <text:p text:style-name="P1"><text:span text:style-name="T1">PRODUIT( </text:span><text:span text:style-name="T3">TITRE </text:span><text:span text:style-name="T2">, </text:span><text:span text:style-name="T4">NOM_ARTISTE </text:span><text:span text:style-name="T1">)</text:span></text:p>
      <text:p text:style-name="P1"><text:span text:style-name="T1">MEDIA(</text:span><text:span text:style-name="T2">TITRE</text:span><text:span text:style-name="T1">, EDITEUR, DATE_EDITION, URL, NB_PARTAGE_TOTAL)</text:span></text:p>
      <text:p text:style-name="P1"><text:span text:style-name="T1"><text:tab/>-FILM(</text:span><text:span text:style-name="T3">TITRE</text:span><text:span text:style-name="T1">, GENRE)</text:span></text:p>
      <text:p text:style-name="P1"><text:span text:style-name="T1"><text:tab/>-LIVRE(</text:span><text:span text:style-name="T3">TITRE</text:span><text:span text:style-name="T1">, GENRE)</text:span></text:p>
      <text:p text:style-name="P1"><text:span text:style-name="T1"><text:tab/>-MUSIQUE((</text:span><text:span text:style-name="T3">TITRE</text:span><text:span text:style-name="T1">, GENRE, DUREE, </text:span><text:span text:style-name="T5">NOM_ALBUM</text:span><text:span text:style-name="T1">)</text:span></text:p>
      <text:p text:style-name="P1"><text:span text:style-name="T1">ALBUM( </text:span><text:span text:style-name="T2">NOM_ALBUM</text:span><text:span text:style-name="T1">, TYPE )</text:span></text:p>
      <text:p text:style-name="P1"><text:span text:style-name="T1">PARTAGER(</text:span><text:span text:style-name="T12">PSEUDO</text:span><text:span text:style-name="T6"> </text:span><text:span text:style-name="T2">, </text:span><text:span text:style-name="T3">TITRE </text:span><text:span text:style-name="T1">, SUPPORT , DATE_PARTAGE )</text:span></text:p>
      <text:p text:style-name="P1"><text:span text:style-name="T1">UTILISATEUR(</text:span><text:span text:style-name="T2">PSEUDO</text:span><text:span text:style-name="T1">, MDP, MAIL, TRANCHE_AGE, CODEPOSTAL)</text:span></text:p>
      <text:p text:style-name="P1"><text:span text:style-name="T1">HISTO_NB_PARTAGE(</text:span><text:span text:style-name="T3">TITRE</text:span><text:span text:style-name="T2">, </text:span><text:span text:style-name="T4">NOM_ARTISTE</text:span><text:span text:style-name="T2">, DATE_DEB, DATE_FIN</text:span><text:span text:style-name="T1">, NB_PARTAGE)</text:span></text:p>
      <text:p text:style-name="P1"><text:span text:style-name="T1">PALMARES( </text:span><text:span text:style-name="T3">TITRE</text:span><text:span text:style-name="T2">, </text:span><text:span text:style-name="T4">NOM_ARTISTE </text:span><text:span text:style-name="T1">, RANG_SEMAINE, RANG_TOTAL)</text:span></text:p>
      <text:p text:style-name="P3"/>
      <text:p text:style-name="P3"/>
      <text:p text:style-name="P6"><text:span text:style-name="T7">Références</text:span> de<text:span text:style-name="T7">s</text:span> foreign key :</text:p>
      <text:p text:style-name="P4"><text:span text:style-name="T7">MEDIA.TITRE Référence </text:span></text:p>
      <text:p text:style-name="P5"><text:span text:style-name="T7">PRODUIT.TITRE, FILM.TITRE, LIVRE.TITRE,MUSIQUE.TITRE,PARTAGER.TITRE, HISTO_NB_PARTAGE.TITRE,PALMARES.TITRE .</text:span></text:p>
      <text:p text:style-name="P4"/>
      <text:p text:style-name="P7">ARTISTE.NOM_ARTISTE Référence</text:p>
      <text:p text:style-name="P7">PRODUIT.NOM_ARTISTE,HISTO_NB_PARTAGE.NOM_ARTISTE,PAL<text:span text:style-name="T8">MA</text:span>RES.NOM_ARTISTE .</text:p>
      <text:p text:style-name="P7"/>
      <text:p text:style-name="P8">UTILISATEUR.PSEUDO Référence </text:p>
      <text:p text:style-name="P8">PARTAGER.<text:span text:style-name="T9">PSEUDO</text:span></text:p>
      <text:p text:style-name="P8"/>
      <text:p text:style-name="P9">ALBUM.NOM_ALBUM <text:span text:style-name="T10">Référence </text:span></text:p>
      <text:p text:style-name="P10">MUSIQUE.NOM_ALBUM <text:s/>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10:58:42.976604200</dc:date>
    <meta:editing-duration>PT11M26S</meta:editing-duration>
    <meta:editing-cycles>19</meta:editing-cycles>
    <meta:generator>LibreOffice/5.2.0.4$Linux_X86_64 LibreOffice_project/20m0$Build-4</meta:generator>
    <meta:document-statistic meta:table-count="0" meta:image-count="0" meta:object-count="0" meta:page-count="1" meta:paragraph-count="22" meta:word-count="87" meta:character-count="866" meta:non-whitespace-character-count="794"/>
  </office:meta>
</office:document-meta>
</file>